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2.7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8.03mm" fo:break-before="auto" style:use-optimal-row-height="fals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1.4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font-name="Liberation Sans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19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ubject</text:p>
          </table:table-cell>
        </table:table-row>
        <table:table-row table:style-name="ro1">
          <table:table-cell table:style-name="ce18" table:formula="of:=ROW()-2" office:value-type="float" office:value="0" calcext:value-type="float">
            <text:p>0</text:p>
          </table:table-cell>
          <table:table-cell table:style-name="ce18" office:value-type="string" calcext:value-type="string">
            <text:p>Introduction</text:p>
          </table:table-cell>
        </table:table-row>
        <table:table-row table:style-name="ro1">
          <table:table-cell table:style-name="ce18" table:formula="of:=ROW()-2" office:value-type="float" office:value="1" calcext:value-type="float">
            <text:p>1</text:p>
          </table:table-cell>
          <table:table-cell table:style-name="ce18" office:value-type="string" calcext:value-type="string">
            <text:p>Montée-BaissePression</text:p>
          </table:table-cell>
        </table:table-row>
        <table:table-row table:style-name="ro1">
          <table:table-cell table:style-name="ce18" table:formula="of:=ROW()-2" office:value-type="float" office:value="2" calcext:value-type="float">
            <text:p>2</text:p>
          </table:table-cell>
          <table:table-cell table:style-name="ce18" office:value-type="string" calcext:value-type="string">
            <text:p>VitesseDiminue</text:p>
          </table:table-cell>
        </table:table-row>
        <table:table-row table:style-name="ro1">
          <table:table-cell table:style-name="ce18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18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18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18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1">
          <table:table-cell table:style-name="ce18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1">
          <table:table-cell table:style-name="ce18" table:formula="of:=ROW()-2" office:value-type="float" office:value="8" calcext:value-type="float">
            <text:p>8</text:p>
          </table:table-cell>
          <table:table-cell table:style-name="ce20" office:value-type="string" calcext:value-type="string">
            <text:p>ArrêtBeuzeville</text:p>
          </table:table-cell>
        </table:table-row>
        <table:table-row table:style-name="ro1">
          <table:table-cell table:style-name="ce18" table:formula="of:=ROW()-2" office:value-type="float" office:value="9" calcext:value-type="float">
            <text:p>9</text:p>
          </table:table-cell>
          <table:table-cell table:style-name="ce20" office:value-type="string" calcext:value-type="string">
            <text:p>Enlisement</text:p>
          </table:table-cell>
        </table:table-row>
        <table:table-row table:style-name="ro1">
          <table:table-cell table:style-name="ce18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18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18" table:formula="of:=ROW()-2" office:value-type="float" office:value="13" calcext:value-type="float">
            <text:p>13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table:style-name="ce18" table:formula="of:=ROW()-2" office:value-type="float" office:value="14" calcext:value-type="float">
            <text:p>14</text:p>
          </table:table-cell>
          <table:table-cell office:value-type="string" calcext:value-type="string">
            <text:p>EchecAnomalie</text:p>
          </table:table-cell>
        </table:table-row>
        <table:table-row table:style-name="ro1">
          <table:table-cell table:style-name="ce18" table:formula="of:=ROW()-2" office:value-type="float" office:value="15" calcext:value-type="float">
            <text:p>15</text:p>
          </table:table-cell>
          <table:table-cell office:value-type="string" calcext:value-type="string">
            <text:p>ReussiteAnomalie</text:p>
          </table:table-cell>
        </table:table-row>
        <table:table-row table:style-name="ro2">
          <table:table-cell table:style-name="ce18" table:formula="of:=ROW()-2" office:value-type="float" office:value="16" calcext:value-type="float">
            <text:p>16</text:p>
          </table:table-cell>
          <table:table-cell table:style-name="ce18" office:value-type="string" calcext:value-type="string">
            <text:p>Montée-BaissePression-Success</text:p>
          </table:table-cell>
        </table:table-row>
        <table:table-row table:style-name="ro2">
          <table:table-cell table:style-name="ce18" table:formula="of:=ROW()-2" office:value-type="float" office:value="17" calcext:value-type="float">
            <text:p>17</text:p>
          </table:table-cell>
          <table:table-cell table:style-name="ce18" office:value-type="string" calcext:value-type="string">
            <text:p>Montée-BaissePression-Echec</text:p>
          </table:table-cell>
        </table:table-row>
        <table:table-row table:style-name="ro1">
          <table:table-cell table:style-name="ce18" table:formula="of:=ROW()-2" office:value-type="float" office:value="18" calcext:value-type="float">
            <text:p>18</text:p>
          </table:table-cell>
          <table:table-cell table:style-name="ce18" office:value-type="string" calcext:value-type="string">
            <text:p>VitesseDiminue-Success</text:p>
          </table:table-cell>
        </table:table-row>
        <table:table-row table:style-name="ro1">
          <table:table-cell table:style-name="ce18" table:formula="of:=ROW()-2" office:value-type="float" office:value="19" calcext:value-type="float">
            <text:p>19</text:p>
          </table:table-cell>
          <table:table-cell table:style-name="ce18" office:value-type="string" calcext:value-type="string">
            <text:p>VitesseDiminue-Echec</text:p>
          </table:table-cell>
        </table:table-row>
        <table:table-row table:style-name="ro1">
          <table:table-cell table:style-name="ce18" table:formula="of:=ROW()-2" office:value-type="float" office:value="20" calcext:value-type="float">
            <text:p>20</text:p>
          </table:table-cell>
          <table:table-cell office:value-type="string" calcext:value-type="string">
            <text:p>PressionMonteTrop-Success</text:p>
          </table:table-cell>
        </table:table-row>
        <table:table-row table:style-name="ro1">
          <table:table-cell table:style-name="ce18" table:formula="of:=ROW()-2" office:value-type="float" office:value="21" calcext:value-type="float">
            <text:p>21</text:p>
          </table:table-cell>
          <table:table-cell office:value-type="string" calcext:value-type="string">
            <text:p>PressionMonteTrop-Echec</text:p>
          </table:table-cell>
        </table:table-row>
        <table:table-row table:style-name="ro1">
          <table:table-cell table:style-name="ce18" table:formula="of:=ROW()-2" office:value-type="float" office:value="22" calcext:value-type="float">
            <text:p>22</text:p>
          </table:table-cell>
          <table:table-cell office:value-type="string" calcext:value-type="string">
            <text:p>ManqueGraissage-Success</text:p>
          </table:table-cell>
        </table:table-row>
        <table:table-row table:style-name="ro1">
          <table:table-cell table:style-name="ce18" table:formula="of:=ROW()-2" office:value-type="float" office:value="23" calcext:value-type="float">
            <text:p>23</text:p>
          </table:table-cell>
          <table:table-cell office:value-type="string" calcext:value-type="string">
            <text:p>ManqueGraissage-Echec</text:p>
          </table:table-cell>
        </table:table-row>
        <table:table-row table:style-name="ro1">
          <table:table-cell table:style-name="ce18" table:formula="of:=ROW()-2" office:value-type="float" office:value="24" calcext:value-type="float">
            <text:p>24</text:p>
          </table:table-cell>
          <table:table-cell office:value-type="string" calcext:value-type="string">
            <text:p>VisibilitéNulle-Success</text:p>
          </table:table-cell>
        </table:table-row>
        <table:table-row table:style-name="ro1">
          <table:table-cell table:style-name="ce18" table:formula="of:=ROW()-2" office:value-type="float" office:value="25" calcext:value-type="float">
            <text:p>25</text:p>
          </table:table-cell>
          <table:table-cell office:value-type="string" calcext:value-type="string">
            <text:p>VisibilitéNulle-Echec</text:p>
          </table:table-cell>
        </table:table-row>
        <table:table-row table:style-name="ro1">
          <table:table-cell table:style-name="ce18" table:formula="of:=ROW()-2" office:value-type="float" office:value="26" calcext:value-type="float">
            <text:p>26</text:p>
          </table:table-cell>
          <table:table-cell office:value-type="string" calcext:value-type="string">
            <text:p>VisibilitéNulle2 -Success</text:p>
          </table:table-cell>
        </table:table-row>
        <table:table-row table:style-name="ro1">
          <table:table-cell table:style-name="ce18" table:formula="of:=ROW()-2" office:value-type="float" office:value="27" calcext:value-type="float">
            <text:p>27</text:p>
          </table:table-cell>
          <table:table-cell office:value-type="string" calcext:value-type="string">
            <text:p>VisibilitéNulle2 -Echec</text:p>
          </table:table-cell>
        </table:table-row>
        <table:table-row table:style-name="ro1">
          <table:table-cell table:style-name="ce18" table:formula="of:=ROW()-2" office:value-type="float" office:value="28" calcext:value-type="float">
            <text:p>28</text:p>
          </table:table-cell>
          <table:table-cell office:value-type="string" calcext:value-type="string">
            <text:p>ArrêtBarentin-Success</text:p>
          </table:table-cell>
        </table:table-row>
        <table:table-row table:style-name="ro1">
          <table:table-cell table:style-name="ce18" table:formula="of:=ROW()-2" office:value-type="float" office:value="29" calcext:value-type="float">
            <text:p>29</text:p>
          </table:table-cell>
          <table:table-cell office:value-type="string" calcext:value-type="string">
            <text:p>ArrêtBarentin-Echec</text:p>
          </table:table-cell>
        </table:table-row>
        <table:table-row table:style-name="ro1">
          <table:table-cell table:style-name="ce18" table:formula="of:=ROW()-2" office:value-type="float" office:value="30" calcext:value-type="float">
            <text:p>30</text:p>
          </table:table-cell>
          <table:table-cell table:style-name="ce20" office:value-type="string" calcext:value-type="string">
            <text:p>Enlisement-Success</text:p>
          </table:table-cell>
        </table:table-row>
        <table:table-row table:style-name="ro1">
          <table:table-cell table:style-name="ce18" table:formula="of:=ROW()-2" office:value-type="float" office:value="31" calcext:value-type="float">
            <text:p>31</text:p>
          </table:table-cell>
          <table:table-cell table:style-name="ce20" office:value-type="string" calcext:value-type="string">
            <text:p>Enlisement-Echec</text:p>
          </table:table-cell>
        </table:table-row>
        <table:table-row table:style-name="ro1">
          <table:table-cell table:style-name="ce18" table:formula="of:=ROW()-2" office:value-type="float" office:value="32" calcext:value-type="float">
            <text:p>32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3" calcext:value-type="float">
            <text:p>33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4" calcext:value-type="float">
            <text:p>34</text:p>
          </table:table-cell>
          <table:table-cell office:value-type="string" calcext:value-type="string">
            <text:p>EnlisementDefinitif-Success</text:p>
          </table:table-cell>
        </table:table-row>
        <table:table-row table:style-name="ro1">
          <table:table-cell table:style-name="ce18" table:formula="of:=ROW()-2" office:value-type="float" office:value="35" calcext:value-type="float">
            <text:p>35</text:p>
          </table:table-cell>
          <table:table-cell office:value-type="string" calcext:value-type="string">
            <text:p>EnlisementDefinitif-Echec</text:p>
          </table:table-cell>
        </table:table-row>
        <table:table-row table:style-name="ro1">
          <table:table-cell table:style-name="ce18" table:formula="of:=ROW()-2" office:value-type="float" office:value="36" calcext:value-type="float">
            <text:p>36</text:p>
          </table:table-cell>
          <table:table-cell office:value-type="string" calcext:value-type="string">
            <text:p>Blessure-Success</text:p>
          </table:table-cell>
        </table:table-row>
        <table:table-row table:style-name="ro1">
          <table:table-cell table:style-name="ce18" table:formula="of:=ROW()-2" office:value-type="float" office:value="37" calcext:value-type="float">
            <text:p>37</text:p>
          </table:table-cell>
          <table:table-cell office:value-type="string" calcext:value-type="string">
            <text:p>Blessure-Echec</text:p>
          </table:table-cell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23"/>
        <table:table-column table:style-name="co3" table:default-cell-style-name="ce11"/>
        <table:table-column table:style-name="co1" table:number-columns-repeated="3" table:default-cell-style-name="ce31"/>
        <table:table-column table:style-name="co4" table:number-columns-repeated="2" table:default-cell-style-name="ce31"/>
        <table:table-column table:style-name="co1" table:number-columns-repeated="56" table:default-cell-style-name="ce31"/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ersonnage</text:p>
          </table:table-cell>
          <table:table-cell table:style-name="ce7" office:value-type="string" calcext:value-type="string">
            <text:p>Texte</text:p>
          </table:table-cell>
          <table:table-cell table:style-name="ce9" office:value-type="string" calcext:value-type="string">
            <text:p>Phase ID</text:p>
          </table:table-cell>
          <table:table-cell table:style-name="ce32" office:value-type="string" calcext:value-type="string">
            <text:p>Dialog ID</text:p>
          </table:table-cell>
          <table:table-cell table:style-name="ce32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4">
          <table:table-cell table:style-name="ce18" table:formula="of:=ROW() -2" office:value-type="float" office:value="0" calcext:value-type="float">
            <text:p>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Allez, à nos postes, Pecqueux ! Ce ciel noir m’inquiète. Le diable m’emporte si l’on voit un signal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Encore si l’on peut passer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3" calcext:value-type="float">
            <text:p>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" calcext:value-type="float">
            <text:p>4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, la fénéante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" calcext:value-type="float">
            <text:p>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5">
          <table:table-cell table:style-name="ce18" table:formula="of:=ROW() -2" office:value-type="float" office:value="6" calcext:value-type="float">
            <text:p>6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3" office:value-type="string" calcext:value-type="string">
            <text:p>Pauvre bête ! Elle craque de tous ses membres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7" calcext:value-type="float">
            <text:p>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 ! Il y a trop de charbon, la pression monte trop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8" calcext:value-type="float">
            <text:p>8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9" calcext:value-type="float">
            <text:p>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 si on ne l’engraisse pas ! J’y vais !</text:p>
          </table:table-cell>
          <table:table-cell table:style-name="ce18" table:content-validation-name="val2"/>
          <table:table-cell table:style-name="ce18" office:value-type="float" office:value="4" calcext:value-type="float">
            <text:p>4</text:p>
          </table:table-cell>
          <table:table-cell table:style-name="ce18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10" calcext:value-type="float">
            <text:p>1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18" table:content-validation-name="val2"/>
          <table:table-cell table:style-name="ce18" office:value-type="float" office:value="5" calcext:value-type="float">
            <text:p>5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11" calcext:value-type="float">
            <text:p>11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2" calcext:value-type="float">
            <text:p>12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/>
          <table:table-cell table:number-columns-repeated="58"/>
        </table:table-row>
        <table:table-row table:style-name="ro6">
          <table:table-cell table:style-name="ce18" table:formula="of:=ROW() -2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14" calcext:value-type="float">
            <text:p>14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5" calcext:value-type="float">
            <text:p>1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table:style-name="ce15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7" calcext:value-type="float">
            <text:p>1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Pecqueux, va les ranger dans un coin du tend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8" calcext:value-type="float">
            <text:p>18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5" office:value-type="string" calcext:value-type="string">
            <text:p>Les voilà bien disposées Lanti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9" calcext:value-type="float">
            <text:p>1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Très bien, on peut reparti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18" table:formula="of:=ROW() -2" office:value-type="float" office:value="20" calcext:value-type="float">
            <text:p>20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Chef de gare</text:p>
          </table:table-cell>
          <table:table-cell office:value-type="string" calcext:value-type="string">
            <text:p>Je crois qu’on peut encore passer, mais vous aurez de la peine.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6" calcext:value-type="float">
            <text:p>26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Pécqueux, nom de Dieu de salop! Réveillez-vous! Le manomètre descend encore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table:style-name="ce17" office:value-type="string" calcext:value-type="string">
            <text:p>La Lison s’arrête! Elle ne bouge plus! C’est fait, la neige la tient! 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4" calcext:value-type="float">
            <text:p>34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 table:formula="of:=INDIRECT(&quot;A&quot; &amp; ROW() -1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0" calcext:value-type="float">
            <text:p>40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9" calcext:value-type="float">
            <text:p>39</text:p>
          </table:table-cell>
          <table:table-cell table:number-columns-repeated="58"/>
        </table:table-row>
        <table:table-row table:style-name="ro9">
          <table:table-cell table:style-name="ce18" table:formula="of:=ROW() -2" office:value-type="float" office:value="41" calcext:value-type="float">
            <text:p>41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e cylindre a reçu une tape! L’arrêt a été causé par des traverses de chêne. Des cantonniers ont dû laisser ça sur le rail, la neige et le vent ont fait le reste!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2" calcext:value-type="float">
            <text:p>42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Qu’est-ce que tu fais Lantier ? Si on continue comme ça, on n’aura pas notre prime !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3" calcext:value-type="float">
            <text:p>4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Désolé… J’étais étourdi.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 table:formula="of:=INDIRECT(&quot;A&quot; &amp; ROW() -1)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4" calcext:value-type="float">
            <text:p>4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llé ! On continu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5" calcext:value-type="float">
            <text:p>4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Filons à toute vitess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 table:formula="of:=INDIRECT(&quot;A&quot; &amp; ROW() -1)" office:value-type="float" office:value="44" calcext:value-type="float">
            <text:p>4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6" calcext:value-type="float">
            <text:p>4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 ! Réveillez-vous, sacré noceur! <text:s/>Il faut pousser le feu!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7" calcext:value-type="float">
            <text:p>4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sacré noceur, arrêtez d’injecter de l’eau dans la chaudière ! La pression baisse !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48" calcext:value-type="float">
            <text:p>48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Bon, bon, ça y est, je suis debout ! Voilà, une bonne couche de charbon bien égale et un coup de balai et nous voilà sortis d’affaire. 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9" calcext:value-type="float">
            <text:p>49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Que diable faites-vous là, Pecqueux? Autant de charbon à la fois? 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0" calcext:value-type="float">
            <text:p>5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n de Dieu, ma vieille, tu commences à t’essoufler, hein ? Un peu d’eau te fera du bien ! Voyons cet injecteur ! 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1" calcext:value-type="float">
            <text:p>51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Pecqueux, arrêtez de lever la tige du cendrier ! Vous avez perdu la tête ? Vous ne voyez pas qu’elle tire de toutes ses forces ?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2" calcext:value-type="float">
            <text:p>5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le rosse capricieuse! J’ai senti passer la mort en graissant tes cylindres! 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3" calcext:value-type="float">
            <text:p>5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i eu tort de faire confiance à cet ivrogne de Pecqueux qui dit savoir graisser les dames ! 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4" calcext:value-type="float">
            <text:p>54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’ai eu raison d’y voir un feu rouge ! Jamais il n’aurait tiré le sifflet, sinon ! Il croyait à une hallucination ! 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5" calcext:value-type="float">
            <text:p>5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ecqueux, c’était un feu rouge! Je n’ai pas rêvé ! On passe justement Saint-Romain ! 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6" calcext:value-type="float">
            <text:p>56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Bon, que diable m’emporte si je quitte désormais la tringle du sifflet !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7" calcext:value-type="float">
            <text:p>5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On peut toujours essuyer nos lunettes ou doubler de vigilance, cela ne servira à rien!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8" calcext:value-type="float">
            <text:p>5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vais bien raison de craindre ce pays vallonné, bossu et plein d’obstacles ! Les tranchées, de véritables remparts de neige ! 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9" calcext:value-type="float">
            <text:p>59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e vous l’avais bien dit: le tambour et le vent n’y sont pour rien ! 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0" calcext:value-type="float">
            <text:p>6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Fichtre! Quel travail de forçat, détacher ce cendrier! On a failli s’écraser vingt fois! 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1" calcext:value-type="float">
            <text:p>61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Lantier, cela ne servira à rien de fermer le régulateur et d’attendre de l’aide! Et bon sang, arrêtez de tirer le sifflet! 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2" calcext:value-type="float">
            <text:p>6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Il a fallu y foncer, hein? Mais la voilà enfin libre! C’est une forte bête, Pecqueux, elle a des muscles de métal! 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3" calcext:value-type="float">
            <text:p>6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Cela ne suffira pas à la tirer de là! Il faut tenter autre chose! 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4" calcext:value-type="float">
            <text:p>64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ns attelage et l’aide de ces gaillards, elle ne serait jamais repartie, la pauvre bête! 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5" calcext:value-type="float">
            <text:p>65</text:p>
          </table:table-cell>
          <table:table-cell table:content-validation-name="val1" office:value-type="string" calcext:value-type="string">
            <text:p>Pecqueux</text:p>
          </table:table-cell>
          <table:table-cell table:style-name="ce21" office:value-type="string" calcext:value-type="string">
            <text:p>Foutus! Elle refuse de bouger! On ne pourra pas la faire ni avancer ni reculer! Elle est collée au sol, inerte, sourde!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8" table:formula="of:=ROW() -2" office:value-type="float" office:value="66" calcext:value-type="float">
            <text:p>66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Je crains que ce ne soit qu’une blessure apparente! Rien n’est plus délicat que le mécanisme compliqué de cette pauvre bête, où bat le coeur!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7" calcext:value-type="float">
            <text:p>6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malgré ça, c’est autre chose qui me préoccupe à présent…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content-validation-name="val3"/>
          <table:table-cell table:number-columns-repeated="58"/>
        </table:table-row>
        <table:table-row table:style-name="ro1" table:number-rows-repeated="1048506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37"/>
        <table:table-column table:style-name="co1" table:default-cell-style-name="Default"/>
        <table:table-row table:style-name="ro1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2:04:28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07T13:45:05.813000000</dc:date>
    <meta:editing-duration>PT15H43M45S</meta:editing-duration>
    <meta:editing-cycles>44</meta:editing-cycles>
    <meta:document-statistic meta:table-count="3" meta:cell-count="396" meta:object-count="0"/>
    <meta:user-defined meta:name=""/>
  </office:meta>
</office:document-meta>
</file>